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1.46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>
            <text:p>flight to flight shedule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1" office:value-type="string">
            <text:p>writ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3">
          <table:table-cell table:number-columns-repeated="12"/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46">
            <text:p>946</text:p>
          </table:table-cell>
          <table:table-cell table:style-name="ce2" office:value-type="float" office:value="96.1663418821783">
            <text:p>96.16634188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6.9795133496043">
            <text:p>36.9795133496</text:p>
          </table:table-cell>
          <table:table-cell table:style-name="ce2" office:value-type="float" office:value="4.65855197470601">
            <text:p>4.6585519747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301">
            <text:p>301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865">
            <text:p>865</text:p>
          </table:table-cell>
          <table:table-cell table:style-name="ce2" office:value-type="float" office:value="79.1670684549453">
            <text:p>79.16706845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3.5909827986392">
            <text:p>63.5909827986</text:p>
          </table:table-cell>
          <table:table-cell table:style-name="ce2" office:value-type="float" office:value="8.01097341896919">
            <text:p>8.010973419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469">
            <text:p>469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1235">
            <text:p>1235</text:p>
          </table:table-cell>
          <table:table-cell table:style-name="ce2" office:value-type="float" office:value="122.792559470117">
            <text:p>122.79255947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2.1028008363177">
            <text:p>62.1028008363</text:p>
          </table:table-cell>
          <table:table-cell table:style-name="ce2" office:value-type="float" office:value="7.82349737098143">
            <text:p>7.823497371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626">
            <text:p>626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1474">
            <text:p>1474</text:p>
          </table:table-cell>
          <table:table-cell table:style-name="ce2" office:value-type="float" office:value="153.101262236591">
            <text:p>153.10126223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2.4346387375716">
            <text:p>62.4346387376</text:p>
          </table:table-cell>
          <table:table-cell table:style-name="ce2" office:value-type="float" office:value="7.86530116908861">
            <text:p>7.8653011691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787">
            <text:p>787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1590">
            <text:p>1590</text:p>
          </table:table-cell>
          <table:table-cell table:style-name="ce2" office:value-type="float" office:value="173.623680577391">
            <text:p>173.62368057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2.5868392394447">
            <text:p>62.5868392394</text:p>
          </table:table-cell>
          <table:table-cell table:style-name="ce2" office:value-type="float" office:value="7.88447486512536">
            <text:p>7.8844748651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000">
            <text:p>6000</text:p>
          </table:table-cell>
          <table:table-cell table:style-name="ce2" office:value-type="float" office:value="963">
            <text:p>963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1791">
            <text:p>1791</text:p>
          </table:table-cell>
          <table:table-cell table:style-name="ce2" office:value-type="float" office:value="203.50011974546">
            <text:p>203.50011974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1.3352688018155">
            <text:p>61.3352688018</text:p>
          </table:table-cell>
          <table:table-cell table:style-name="ce2" office:value-type="float" office:value="7.72680632366621">
            <text:p>7.7268063237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000">
            <text:p>7000</text:p>
          </table:table-cell>
          <table:table-cell table:style-name="ce2" office:value-type="float" office:value="1112">
            <text:p>1112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2065">
            <text:p>2065</text:p>
          </table:table-cell>
          <table:table-cell table:style-name="ce2" office:value-type="float" office:value="230.859436540894">
            <text:p>230.85943654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2.0188005563972">
            <text:p>62.0188005564</text:p>
          </table:table-cell>
          <table:table-cell table:style-name="ce2" office:value-type="float" office:value="7.81291530446801">
            <text:p>7.8129153045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000">
            <text:p>8000</text:p>
          </table:table-cell>
          <table:table-cell table:style-name="ce2" office:value-type="float" office:value="1295">
            <text:p>1295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2891">
            <text:p>2891</text:p>
          </table:table-cell>
          <table:table-cell table:style-name="ce2" office:value-type="float" office:value="287.320706021572">
            <text:p>287.32070602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.9728213648766">
            <text:p>60.9728213649</text:p>
          </table:table-cell>
          <table:table-cell table:style-name="ce2" office:value-type="float" office:value="7.68114644147371">
            <text:p>7.6811464415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000">
            <text:p>9000</text:p>
          </table:table-cell>
          <table:table-cell table:style-name="ce2" office:value-type="float" office:value="1485">
            <text:p>1485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2427">
            <text:p>2427</text:p>
          </table:table-cell>
          <table:table-cell table:style-name="ce2" office:value-type="float" office:value="277.052948420859">
            <text:p>277.05294842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.1178309486594">
            <text:p>60.1178309487</text:p>
          </table:table-cell>
          <table:table-cell table:style-name="ce2" office:value-type="float" office:value="7.57343768786822">
            <text:p>7.5734376879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1594">
            <text:p>1594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2600">
            <text:p>2600</text:p>
          </table:table-cell>
          <table:table-cell table:style-name="ce2" office:value-type="float" office:value="273.616988714589">
            <text:p>273.61698871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1.9624755248222">
            <text:p>61.9624755248</text:p>
          </table:table-cell>
          <table:table-cell table:style-name="ce2" office:value-type="float" office:value="7.80581967060748">
            <text:p>7.8058196706</text:p>
          </table:table-cell>
          <table:table-cell table:style-name="ce2" office:value-type="float" office:value="129">
            <text:p>129</text:p>
          </table:table-cell>
        </table:table-row>
        <table:table-row table:style-name="ro3">
          <table:table-cell table:number-columns-repeated="2"/>
          <table:table-cell table:style-name="ce2" table:number-columns-repeated="10"/>
        </table:table-row>
        <table:table-row table:style-name="ro3" table:number-rows-repeated="2">
          <table:table-cell table:number-columns-repeated="12"/>
        </table:table-row>
        <table:table-row table:style-name="ro2">
          <table:table-cell table:number-columns-repeated="3"/>
          <table:table-cell table:style-name="ce1" office:value-type="string">
            <text:p>READ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5.20960612714631">
            <text:p>5.20960612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2.176308539945">
            <text:p>172.1763085399</text:p>
          </table:table-cell>
          <table:table-cell table:style-name="ce2" office:value-type="float" office:value="21.6901794938017">
            <text:p>21.6901794938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8.14995453975053">
            <text:p>8.14995453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0.078217990138">
            <text:p>340.0782179901</text:p>
          </table:table-cell>
          <table:table-cell table:style-name="ce2" office:value-type="float" office:value="42.8418848835232">
            <text:p>42.8418848835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7.42104607780393">
            <text:p>7.42104607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2.820117247763">
            <text:p>462.8201172478</text:p>
          </table:table-cell>
          <table:table-cell table:style-name="ce2" office:value-type="float" office:value="58.3044874267201">
            <text:p>58.3044874267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9.32230684634975">
            <text:p>9.32230684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40.820249919898">
            <text:p>640.8202499199</text:p>
          </table:table-cell>
          <table:table-cell table:style-name="ce2" office:value-type="float" office:value="80.7283322652996">
            <text:p>80.7283322653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8.44440874188356">
            <text:p>8.44440874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04.117079446768">
            <text:p>804.1170794468</text:p>
          </table:table-cell>
          <table:table-cell table:style-name="ce2" office:value-type="float" office:value="101.299905516243">
            <text:p>101.2999055162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000">
            <text:p>6000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9.12295330928168">
            <text:p>9.122953309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69.461948618517">
            <text:p>969.4619486185</text:p>
          </table:table-cell>
          <table:table-cell table:style-name="ce2" office:value-type="float" office:value="122.129483761512">
            <text:p>122.1294837615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000">
            <text:p>7000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8.9684295703977">
            <text:p>8.96842957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35.25786571521">
            <text:p>1135.2578657152</text:p>
          </table:table-cell>
          <table:table-cell table:style-name="ce2" office:value-type="float" office:value="143.015883473889">
            <text:p>143.0158834739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000">
            <text:p>800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.72694246667471">
            <text:p>9.726942466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83.95737753441">
            <text:p>1183.9573775344</text:p>
          </table:table-cell>
          <table:table-cell table:style-name="ce2" office:value-type="float" office:value="149.1508805683">
            <text:p>149.1508805683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000">
            <text:p>90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2.1522311440237">
            <text:p>12.1522311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27.81954887218">
            <text:p>1127.8195488722</text:p>
          </table:table-cell>
          <table:table-cell table:style-name="ce2" office:value-type="float" office:value="142.078829887218">
            <text:p>142.0788298872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11.6063330970638">
            <text:p>11.60633309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20.69931637342">
            <text:p>1120.6993163734</text:p>
          </table:table-cell>
          <table:table-cell table:style-name="ce2" office:value-type="float" office:value="141.181847472823">
            <text:p>141.1818474728</text:p>
          </table:table-cell>
          <table:table-cell table:style-name="ce2" office:value-type="float" office:value="129">
            <text:p>129</text:p>
          </table:table-cell>
        </table:table-row>
        <table:table-row table:style-name="ro3" table:number-rows-repeated="2">
          <table:table-cell table:number-columns-repeated="2"/>
          <table:table-cell table:style-name="ce2" table:number-columns-repeated="10"/>
        </table:table-row>
        <table:table-row table:style-name="ro3">
          <table:table-cell table:number-columns-repeated="12"/>
        </table:table-row>
        <table:table-row table:style-name="ro2">
          <table:table-cell table:number-columns-repeated="3"/>
          <table:table-cell table:style-name="ce1" office:value-type="string">
            <text:p>Updat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3" table:number-rows-repeated="1048541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 style:data-style-name="N2" text:time-value="0000-00-00T01:34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tz </meta:initial-creator>
    <meta:creation-date>2014-09-10T21:10:25</meta:creation-date>
    <meta:generator>LibreOffice/4.0.2.2$Linux_x86 LibreOffice_project/400m0$Build-2</meta:generator>
    <dc:date>2014-09-11T03:01:22</dc:date>
    <dc:creator>kattz </dc:creator>
    <meta:editing-duration>PT1H25M30S</meta:editing-duration>
    <meta:editing-cycles>12</meta:editing-cycles>
    <meta:document-statistic meta:table-count="1" meta:cell-count="257" meta:object-count="0"/>
  </office:meta>
</office:document-meta>
</file>